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9in" style:rel-width="96%" fo:margin-left="-0.0854in" table:align="left" style:writing-mode="lr-tb"/>
    </style:style>
    <style:style style:name="Table1.A" style:family="table-column">
      <style:table-column-properties style:column-width="1.5535in" style:rel-column-width="2173*"/>
    </style:style>
    <style:style style:name="Table1.B" style:family="table-column">
      <style:table-column-properties style:column-width="5.0944in" style:rel-column-width="7127*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" style:family="table">
      <style:table-properties style:width="6.6479in" style:rel-width="96%" fo:margin-left="-0.0854in" table:align="left" style:writing-mode="lr-tb"/>
    </style:style>
    <style:style style:name="Table3.A" style:family="table-column">
      <style:table-column-properties style:column-width="1.5535in" style:rel-column-width="2173*"/>
    </style:style>
    <style:style style:name="Table3.B" style:family="table-column">
      <style:table-column-properties style:column-width="5.0944in" style:rel-column-width="7127*"/>
    </style:style>
    <style:style style:name="Table3.1" style:family="table-row">
      <style:table-row-properties style:min-row-height="0.3514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" style:family="table">
      <style:table-properties style:width="6.6479in" style:rel-width="96%" fo:margin-left="-0.0854in" table:align="left" style:writing-mode="lr-tb"/>
    </style:style>
    <style:style style:name="Table2.A" style:family="table-column">
      <style:table-column-properties style:column-width="1.5535in" style:rel-column-width="2173*"/>
    </style:style>
    <style:style style:name="Table2.B" style:family="table-column">
      <style:table-column-properties style:column-width="5.0944in" style:rel-column-width="7127*"/>
    </style:style>
    <style:style style:name="Table2.1" style:family="table-row">
      <style:table-row-properties style:min-row-height="0.3514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P1" style:family="paragraph" style:parent-style-name="Header">
      <style:text-properties officeooo:rsid="001099d4" officeooo:paragraph-rsid="001099d4"/>
    </style:style>
    <style:style style:name="P2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fo:language="de" fo:country="AT" officeooo:paragraph-rsid="001e2d13" style:font-size-asian="11pt" style:font-name-complex="Arial" style:font-size-complex="11pt"/>
    </style:style>
    <style:style style:name="P4" style:family="paragraph" style:parent-style-name="Standard">
      <style:text-properties style:font-name="Arial" fo:language="de" fo:country="AT" fo:font-weight="bold" officeooo:paragraph-rsid="001099d4" style:font-weight-asian="bold" style:font-name-complex="Arial"/>
    </style:style>
    <style:style style:name="P5" style:family="paragraph" style:parent-style-name="Standard">
      <style:text-properties fo:language="de" fo:country="AT"/>
    </style:style>
    <style:style style:name="P6" style:family="paragraph" style:parent-style-name="Standard">
      <style:text-properties fo:language="de" fo:country="AT" officeooo:rsid="001eeb47" officeooo:paragraph-rsid="001eeb47"/>
    </style:style>
    <style:style style:name="P7" style:family="paragraph" style:parent-style-name="Standard">
      <style:text-properties fo:language="de" fo:country="AT" officeooo:rsid="001e66db" officeooo:paragraph-rsid="001e66db"/>
    </style:style>
    <style:style style:name="P8" style:family="paragraph" style:parent-style-name="Standard">
      <style:text-properties fo:language="de" fo:country="AT" officeooo:paragraph-rsid="001e66db"/>
    </style:style>
    <style:style style:name="P9" style:family="paragraph" style:parent-style-name="Standard">
      <style:text-properties fo:language="de" fo:country="AT" officeooo:rsid="001e8a4c" officeooo:paragraph-rsid="001e8a4c"/>
    </style:style>
    <style:style style:name="P10" style:family="paragraph" style:parent-style-name="Standard">
      <style:text-properties fo:language="de" fo:country="AT" officeooo:rsid="001f6d2f" officeooo:paragraph-rsid="001f6d2f"/>
    </style:style>
    <style:style style:name="P11" style:family="paragraph" style:parent-style-name="Standard">
      <style:text-properties fo:language="de" fo:country="AT" officeooo:rsid="00243497" officeooo:paragraph-rsid="00243497"/>
    </style:style>
    <style:style style:name="P12" style:family="paragraph" style:parent-style-name="Standard">
      <style:paragraph-properties fo:break-before="page"/>
      <style:text-properties style:font-name="Arial" fo:language="de" fo:country="AT" fo:font-weight="bold" officeooo:paragraph-rsid="001e2d13" style:font-weight-asian="bold" style:font-name-complex="Arial"/>
    </style:style>
    <style:style style:name="P13" style:family="paragraph" style:parent-style-name="Standard" style:list-style-name="L1">
      <style:text-properties fo:language="de" fo:country="AT"/>
    </style:style>
    <style:style style:name="P14" style:family="paragraph" style:parent-style-name="Standard" style:list-style-name="L1">
      <style:text-properties fo:language="de" fo:country="AT" officeooo:rsid="001f1a1f" officeooo:paragraph-rsid="001f1a1f"/>
    </style:style>
    <style:style style:name="P15" style:family="paragraph" style:parent-style-name="Standard" style:list-style-name="L2">
      <style:text-properties fo:language="de" fo:country="AT"/>
    </style:style>
    <style:style style:name="P16" style:family="paragraph" style:parent-style-name="Standard" style:list-style-name="L3">
      <style:text-properties fo:language="de" fo:country="AT" officeooo:rsid="00214e7b" officeooo:paragraph-rsid="00214e7b"/>
    </style:style>
    <style:style style:name="P17" style:family="paragraph" style:parent-style-name="Standard" style:list-style-name="L3">
      <style:text-properties fo:language="de" fo:country="AT" officeooo:rsid="00223a36" officeooo:paragraph-rsid="00223a36"/>
    </style:style>
    <style:style style:name="P18" style:family="paragraph" style:parent-style-name="Standard" style:list-style-name="L3">
      <style:text-properties fo:language="de" fo:country="AT" officeooo:rsid="00229d4d" officeooo:paragraph-rsid="00229d4d"/>
    </style:style>
    <style:style style:name="P19" style:family="paragraph" style:parent-style-name="Standard" style:list-style-name="L4">
      <style:text-properties fo:language="de" fo:country="AT" officeooo:rsid="00243497" officeooo:paragraph-rsid="00243497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7d0c7" style:font-size-asian="11pt" style:font-name-complex="Arial" style:font-size-complex="11pt"/>
    </style:style>
    <style:style style:name="T3" style:family="text">
      <style:text-properties style:font-name="Arial" fo:font-size="11pt" officeooo:rsid="00181bb3" style:font-size-asian="11pt" style:font-name-complex="Arial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ID: </text:p>
          </table:table-cell>
          <table:table-cell table:style-name="Table1.B1" office:value-type="string">
            <text:p text:style-name="P5">U01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Title:</text:p>
          </table:table-cell>
          <table:table-cell table:style-name="Table1.B2" office:value-type="string">
            <text:p text:style-name="P5">Dauermedikationsliste einlesen</text:p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>Description:</text:p>
          </table:table-cell>
          <table:table-cell table:style-name="Table1.B3" office:value-type="string">
            <text:p text:style-name="P5">Eine Dauermedikationsliste soll, basierend auf einer am Smartphone empfangenen SMS, eingelesen werden.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Primary Actor:</text:p>
          </table:table-cell>
          <table:table-cell table:style-name="Table1.B2" office:value-type="string">
            <text:p text:style-name="P5">App User</text:p>
            <text:p text:style-name="P5"/>
          </table:table-cell>
        </table:table-row>
        <table:table-row table:style-name="Table1.1">
          <table:table-cell table:style-name="Table1.A5" office:value-type="string">
            <text:p text:style-name="P5">Preconditions:</text:p>
          </table:table-cell>
          <table:table-cell table:style-name="Table1.B5" office:value-type="string">
            <text:p text:style-name="P5">SMS in Inbox vorhanden.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Postconditions:</text:p>
          </table:table-cell>
          <table:table-cell table:style-name="Table1.B2" office:value-type="string">
            <text:p text:style-name="P5">Dauermedikationsliste wurde in App importiert.</text:p>
            <text:p text:style-name="P6">Alarme wurden basierend auf der Dauermedikationsliste registriert.</text:p>
            <text:p text:style-name="P5"/>
          </table:table-cell>
        </table:table-row>
        <table:table-row table:style-name="Table1.1">
          <table:table-cell table:style-name="Table1.A7" office:value-type="string">
            <text:p text:style-name="P5">Main <text:line-break/>Success Scenario:</text:p>
          </table:table-cell>
          <table:table-cell table:style-name="Table1.B7" office:value-type="string">
            <text:list xml:id="list4053601551" text:style-name="L1">
              <text:list-item>
                <text:p text:style-name="P13">User wählt ‘SMS importieren‘ im Hauptmenü der Applikation aus.</text:p>
              </text:list-item>
              <text:list-item>
                <text:p text:style-name="P13">Fenster zum Importieren der SMS wird angezeigt. Eine Liste an importierbaren SMS ist sichtbar. Das Empfangsdatum der jeweiligen SMS wird angezeigt.</text:p>
              </text:list-item>
              <text:list-item>
                <text:p text:style-name="P13">User wählt die gewünschte SMS aus.</text:p>
              </text:list-item>
              <text:list-item>
                <text:p text:style-name="P13"><text:span text:style-name="T2">SMS wird importiert und als aktuelle Dauermedikationsliste in </text:span><text:span text:style-name="T3">der </text:span><text:span text:style-name="T2">D</text:span><text:span text:style-name="T3">atenbank</text:span><text:span text:style-name="T2"> hinterlegt.</text:span></text:p>
              </text:list-item>
              <text:list-item>
                <text:p text:style-name="P14"><text:span text:style-name="T2">A</text:span><text:span text:style-name="T1">larme werden anhand der Dauermedikationsliste konfiguriert.</text:span></text:p>
              </text:list-item>
            </text:list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Extensions:</text:p>
          </table:table-cell>
          <table:table-cell table:style-name="Table1.B2" office:value-type="string">
            <text:list xml:id="list2128679641" text:style-name="L2">
              <text:list-item>
                <text:p text:style-name="P15">Eine Dauermedikationsliste ist bereits hinterlegt.</text:p>
              </text:list-item>
              <text:list-item>
                <text:p text:style-name="P15">Abbruch durch den User.</text:p>
              </text:list-item>
            </text:list>
            <text:p text:style-name="P5"/>
          </table:table-cell>
        </table:table-row>
      </table:table>
      <text:p text:style-name="P2"/>
      <text:p text:style-name="P2"/>
      <text:p text:style-name="P2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ID: </text:p>
          </table:table-cell>
          <table:table-cell table:style-name="Table3.B1" office:value-type="string">
            <text:p text:style-name="P7">U02</text:p>
            <text:p text:style-name="P5"/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Title:</text:p>
          </table:table-cell>
          <table:table-cell table:style-name="Table3.B2" office:value-type="string">
            <text:p text:style-name="P7">An Medikationseinnahme erinnert werden</text:p>
            <text:p text:style-name="P5"/>
            <text:p text:style-name="P5"/>
          </table:table-cell>
        </table:table-row>
        <table:table-row table:style-name="Table3.1">
          <table:table-cell table:style-name="Table3.A3" office:value-type="string">
            <text:p text:style-name="P5">Description:</text:p>
          </table:table-cell>
          <table:table-cell table:style-name="Table3.B3" office:value-type="string">
            <text:p text:style-name="P7">Basierend auf einer Dauermedikationsliste Alarme registrieren und diese zur konfigurierten Zeit abspielen. Das Neustarten des Smartphones soll dabei nicht dazu führen, dass die Alarme gelöscht werden.</text:p>
            <text:p text:style-name="P8"/>
          </table:table-cell>
        </table:table-row>
        <table:table-row table:style-name="Table3.1">
          <table:table-cell table:style-name="Table3.A2" office:value-type="string">
            <text:p text:style-name="P5">Primary Actor:</text:p>
          </table:table-cell>
          <table:table-cell table:style-name="Table3.B2" office:value-type="string">
            <text:p text:style-name="P9">Smartphone</text:p>
            <text:p text:style-name="P5"/>
            <text:p text:style-name="P5"/>
          </table:table-cell>
        </table:table-row>
        <table:table-row table:style-name="Table3.1">
          <table:table-cell table:style-name="Table3.A5" office:value-type="string">
            <text:p text:style-name="P5">Preconditions:</text:p>
          </table:table-cell>
          <table:table-cell table:style-name="Table3.B5" office:value-type="string">
            <text:p text:style-name="P10">Eine Dauermedikationsliste wurde eingelesen.</text:p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Postconditions:</text:p>
          </table:table-cell>
          <table:table-cell table:style-name="Table3.B2" office:value-type="string">
            <text:p text:style-name="P10">User wurde an die Einnahme eines bestimmten Medikaments erinnert.</text:p>
            <text:p text:style-name="P10">Der Alarm für die nächste Medikationseinnahme wurde registriert.</text:p>
            <text:p text:style-name="P5"/>
          </table:table-cell>
        </table:table-row>
        <table:table-row table:style-name="Table3.1">
          <table:table-cell table:style-name="Table3.A7" office:value-type="string">
            <text:p text:style-name="P5">Main <text:line-break/>Success Scenario:</text:p>
          </table:table-cell>
          <table:table-cell table:style-name="Table3.B7" office:value-type="string">
            <text:list xml:id="list87620938" text:style-name="L3">
              <text:list-item>
                <text:p text:style-name="P16">Die Medikamente aus der Dauermedikationsliste extrahieren und deren Einnahmezeitpunkte feststellen.</text:p>
              </text:list-item>
              <text:list-item>
                <text:p text:style-name="P17">Mittels der Einnahmezeitpunkte Alarme in Android registrieren.</text:p>
              </text:list-item>
              <text:list-item>
                <text:p text:style-name="P17">Zum Zeitpunkt der Medikationseinnahme einen Alarm abspielen.</text:p>
              </text:list-item>
              <text:list-item>
                <text:p text:style-name="P17">User bestätigt die Medikationseinnahme.</text:p>
              </text:list-item>
              <text:list-item>
                <text:p text:style-name="P18">Kommenden Alarm für das spezifische Medikament registrieren.</text:p>
              </text:list-item>
            </text:list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Extensions:</text:p>
          </table:table-cell>
          <table:table-cell table:style-name="Table3.B2" office:value-type="string">
            <text:list xml:id="list3334658424" text:style-name="L4">
              <text:list-item>
                <text:p text:style-name="P19">Gerät wird abgeschalten.</text:p>
              </text:list-item>
              <text:list-item>
                <text:p text:style-name="P19">User verneint die Bestätigung der Medikationseinnahme.</text:p>
              </text:list-item>
            </text:list>
            <text:p text:style-name="P11"/>
          </table:table-cell>
        </table:table-row>
      </table:table>
      <text:p text:style-name="P3"/>
      <text:p text:style-name="P3"/>
      <text:p text:style-name="P3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ID: </text:p>
          </table:table-cell>
          <table:table-cell table:style-name="Table2.B1" office:value-type="string">
            <text:p text:style-name="P5">[Unique ID of this use case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Title:</text:p>
          </table:table-cell>
          <table:table-cell table:style-name="Table2.B2" office:value-type="string">
            <text:p text:style-name="P5">[Enter the goal of the use case - preferably as a short, active verb phrase]</text:p>
            <text:p text:style-name="P5"/>
            <text:p text:style-name="P5"/>
          </table:table-cell>
        </table:table-row>
        <table:table-row table:style-name="Table2.1">
          <table:table-cell table:style-name="Table2.A3" office:value-type="string">
            <text:p text:style-name="P5">Description:</text:p>
          </table:table-cell>
          <table:table-cell table:style-name="Table2.B3" office:value-type="string">
            <text:p text:style-name="P5">[Describe the goal and context of this use case. This is usually an expanded version of what you entered in the "Title" field.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Primary Actor:</text:p>
          </table:table-cell>
          <table:table-cell table:style-name="Table2.B2" office:value-type="string">
            <text:p text:style-name="P5">[A person or a software/hardware system that interacts with your system to achieve the goal of this use case.]</text:p>
            <text:p text:style-name="P5"/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>Preconditions:</text:p>
          </table:table-cell>
          <table:table-cell table:style-name="Table2.B5" office:value-type="string">
            <text:p text:style-name="P5">[Describe the state the system is in before the first event in this use case.]</text:p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Postconditions:</text:p>
          </table:table-cell>
          <table:table-cell table:style-name="Table2.B2" office:value-type="string">
            <text:p text:style-name="P5">[Describe the state the system is in after all the events in this use case have taken place.]</text:p>
            <text:p text:style-name="P5"/>
            <text:p text:style-name="P5"/>
          </table:table-cell>
        </table:table-row>
        <table:table-row table:style-name="Table2.1">
          <table:table-cell table:style-name="Table2.A7" office:value-type="string">
            <text:p text:style-name="P5">Main <text:line-break/>Success Scenario:</text:p>
          </table:table-cell>
          <table:table-cell table:style-name="Table2.B7" office:value-type="string">
            <text:p text:style-name="P5">[Describe the flow of events from preconditions to postconditions, when nothing goes wrong. This is the meat of the use case.]</text:p>
            <text:p text:style-name="P5"/>
            <text:p text:style-name="P5"/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Extensions:</text:p>
          </table:table-cell>
          <table:table-cell table:style-name="Table2.B2" office:value-type="string">
            <text:p text:style-name="P5">[Describe all the other scenarios for this use case - including exceptions and error cases.]</text:p>
            <text:p text:style-name="P5"/>
            <text:p text:style-name="P5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99d4" officeooo:paragraph-rsid="001099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21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EHT18_Masterprojekt<text:tab/>Use Case Specification<text:tab/><text:date style:data-style-name="N10121" text:date-value="2019-09-28T08:45:02.952999807">28.09.20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2.7.1$Windows_X86_64 LibreOffice_project/23edc44b61b830b7d749943e020e96f5a7df63bf</meta:generator>
    <meta:editing-cycles>0</meta:editing-cycles>
    <meta:editing-duration>P0D</meta:editing-duration>
    <meta:document-statistic meta:table-count="3" meta:image-count="0" meta:object-count="0" meta:page-count="3" meta:paragraph-count="61" meta:word-count="376" meta:character-count="2671" meta:non-whitespace-character-count="2364"/>
  </office:meta>
</office:document-meta>
</file>